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ur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fa-rome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udi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entle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ston-marti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ugatti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errari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ia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gmc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ond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yundai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nfinit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agua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eep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i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koenigsegg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and-rover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exu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otu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serati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claren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ercedes-amg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ercedes-ben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rcedes-maybach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in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tsubish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ssa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gani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orsch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rolls-royc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cio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mar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pyke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ubar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sl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olkswage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olvo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7:01:45.185067546</meta:creation-date>
    <dc:date>2016-12-03T17:15:49.274845659</dc:date>
    <meta:editing-duration>PT3M54S</meta:editing-duration>
    <meta:editing-cycles>2</meta:editing-cycles>
    <meta:generator>LibreOffice/5.1.4.2$Linux_X86_64 LibreOffice_project/10m0$Build-2</meta:generator>
    <meta:document-statistic meta:table-count="1" meta:cell-count="100" meta:object-count="0"/>
  </office:meta>
</office:document-meta>
</file>